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20000015E4BDA00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1" style:family="table-row">
      <style:table-row-properties style:min-row-height="4.034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Table_20_Contents"><draw:frame draw:style-name="fr1" draw:name="Grafik1" text:anchor-type="paragraph" svg:width="4.807cm" svg:height="3.738cm" draw:z-index="0"><draw:image xlink:href="Pictures/10000201000001C20000015E4BDA0070.png" xlink:type="simple" xlink:show="embed" xlink:actuate="onLoad"/></draw:frame></text:p>
          </table:table-cell>
          <table:table-cell table:style-name="Tabelle1.B1" office:value-type="string">
            <text:p text:style-name="Table_20_Contents">Start und Ziel Säule</text:p>
            <text:p text:style-name="Table_20_Contents"/>
            <text:p text:style-name="Table_20_Contents">Layer: Background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ky Hohmuth</meta:initial-creator>
    <meta:creation-date>2019-06-28T00:14:41.23</meta:creation-date>
    <meta:document-statistic meta:table-count="1" meta:image-count="1" meta:object-count="0" meta:page-count="1" meta:paragraph-count="2" meta:word-count="6" meta:character-count="37"/>
    <dc:date>2019-06-28T00:49:51.29</dc:date>
    <dc:creator>Vicky Hohmuth</dc:creator>
    <meta:editing-duration>PT19M59S</meta:editing-duration>
    <meta:editing-cycles>1</meta:editing-cycles>
    <meta:generator>OpenOffice/4.1.2$Win32 OpenOffice.org_project/412m3$Build-9782</meta:generator>
  </office:meta>
</office:document-meta>
</file>